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f0" svg:font-family="ff0, Georgia1,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l" fo:country="GR" fo:font-weight="bold" officeooo:rsid="000b6ead" officeooo:paragraph-rsid="000b6ea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22pt" fo:language="el" fo:country="GR" fo:font-weight="bold" officeooo:rsid="000d0602" officeooo:paragraph-rsid="000d0602" style:font-size-asian="22pt" style:font-weight-asian="bold" style:font-size-complex="22pt" style:font-weight-complex="bold"/>
    </style:style>
    <style:style style:name="P3" style:family="paragraph" style:parent-style-name="Standard">
      <style:paragraph-properties fo:text-align="center" style:justify-single-word="false"/>
      <style:text-properties fo:font-size="22pt" fo:language="el" fo:country="GR" style:text-underline-style="solid" style:text-underline-width="auto" style:text-underline-color="font-color" fo:font-weight="bold" officeooo:rsid="00127a02" officeooo:paragraph-rsid="00127a02"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language="el" fo:country="GR" style:text-underline-style="solid" style:text-underline-width="auto" style:text-underline-color="font-color" fo:font-weight="bold" officeooo:rsid="001163aa" officeooo:paragraph-rsid="001163aa"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2pt" fo:language="el" fo:country="GR" style:text-underline-style="solid" style:text-underline-width="auto" style:text-underline-color="font-color" fo:font-weight="bold" officeooo:rsid="00132b58" officeooo:paragraph-rsid="00132b58"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32pt" fo:font-weight="bold" officeooo:rsid="000b6ead" officeooo:paragraph-rsid="000b6ead" style:font-size-asian="32pt" style:font-weight-asian="bold" style:font-size-complex="32pt" style:font-weight-complex="bold"/>
    </style:style>
    <style:style style:name="P7" style:family="paragraph" style:parent-style-name="Standard">
      <style:text-properties fo:font-size="32pt" fo:language="en" fo:country="US" fo:font-weight="bold" officeooo:rsid="000b6ead" officeooo:paragraph-rsid="000b6ea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14pt" fo:font-weight="bold" officeooo:rsid="000b6ead" officeooo:paragraph-rsid="000b6ead"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language="el" fo:country="GR" fo:font-weight="bold" officeooo:rsid="000b6ead" officeooo:paragraph-rsid="000b6ead"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el" fo:country="GR" fo:font-weight="bold" officeooo:rsid="000d0602" officeooo:paragraph-rsid="000d0602"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el" fo:country="GR" fo:font-weight="normal" officeooo:rsid="000b6ead" officeooo:paragraph-rsid="000b6ea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l" fo:country="GR" fo:font-weight="normal" officeooo:rsid="000d0602" officeooo:paragraph-rsid="000d0602"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l" fo:country="GR" fo:font-weight="normal" officeooo:rsid="000ee2a9" officeooo:paragraph-rsid="000d0602"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fo:language="el" fo:country="GR" fo:font-weight="normal" officeooo:rsid="000ee2a9" officeooo:paragraph-rsid="001163aa"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language="el" fo:country="GR" fo:font-weight="normal" officeooo:rsid="001163aa" officeooo:paragraph-rsid="001163aa"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language="el" fo:country="GR" fo:font-weight="normal" officeooo:rsid="001163aa" officeooo:paragraph-rsid="001163a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language="el" fo:country="GR" fo:font-weight="normal" officeooo:rsid="00127a02" officeooo:paragraph-rsid="00127a02"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4pt" fo:language="el" fo:country="GR" fo:font-weight="normal" officeooo:rsid="00132b58" officeooo:paragraph-rsid="00132b58"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el" fo:country="GR" fo:font-weight="normal" officeooo:rsid="00132b58" officeooo:paragraph-rsid="00132b58"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5pt" fo:language="el" fo:country="GR" fo:font-weight="bold" officeooo:rsid="000b6ead" officeooo:paragraph-rsid="000b6ead"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20pt" fo:language="el" fo:country="GR" fo:font-weight="normal" officeooo:rsid="000ee2a9" officeooo:paragraph-rsid="000d0602"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fo:font-size="20pt" fo:language="el" fo:country="GR" style:text-underline-style="solid" style:text-underline-width="auto" style:text-underline-color="font-color" fo:font-weight="bold" officeooo:rsid="000ee2a9" officeooo:paragraph-rsid="000d0602"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11pt" fo:language="el" fo:country="GR" fo:font-weight="normal" officeooo:rsid="000ee2a9" officeooo:paragraph-rsid="000d0602"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fo:font-size="12pt" fo:language="el" fo:country="GR" fo:font-weight="normal" officeooo:rsid="00127a02" officeooo:paragraph-rsid="00127a0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l" fo:country="GR" fo:font-weight="normal" officeooo:rsid="00127a02" officeooo:paragraph-rsid="00127a02"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variant="normal" fo:text-transform="none" fo:color="#000000" loext:opacity="100%" style:font-name="ff0" fo:font-size="12pt" fo:letter-spacing="normal" fo:language="el" fo:country="GR" fo:font-style="normal" fo:font-weight="normal" officeooo:rsid="00127a02" officeooo:paragraph-rsid="00127a02" style:font-size-asian="12pt" style:font-weight-asian="normal" style:font-size-complex="12pt" style:font-weight-complex="normal" loext:padding="0cm" loext:border="none"/>
    </style:style>
    <style:style style:name="P27" style:family="paragraph" style:parent-style-name="Standard">
      <style:paragraph-properties fo:text-align="start" style:justify-single-word="false"/>
      <style:text-properties fo:font-size="14pt" fo:language="el" fo:country="GR" fo:font-weight="normal" officeooo:rsid="000ee2a9" officeooo:paragraph-rsid="001163aa" style:font-size-asian="12.25pt" style:font-weight-asian="normal" style:font-size-complex="14pt" style:font-weight-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weight="normal" officeooo:rsid="000ee2a9" style:font-weight-asian="normal" style:font-weight-complex="normal"/>
    </style:style>
    <style:style style:name="T4" style:family="text">
      <style:text-properties fo:language="el" fo:country="GR"/>
    </style:style>
    <style:style style:name="T5" style:family="text">
      <style:text-properties fo:language="el" fo:country="GR"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5pt" fo:language="el" fo:country="GR" style:font-size-asian="15pt" style:font-size-complex="15pt"/>
    </style:style>
    <style:style style:name="T8" style:family="text">
      <style:text-properties fo:font-size="14pt" style:font-size-asian="12.25pt" style:font-size-complex="14pt"/>
    </style:style>
    <style:style style:name="T9" style:family="text">
      <style:text-properties fo:font-size="14pt" officeooo:rsid="0015fe3c" style:font-size-asian="12.25pt" style:font-size-complex="14pt"/>
    </style:style>
    <style:style style:name="T10" style:family="text">
      <style:text-properties fo:font-size="14pt" fo:font-weight="normal" officeooo:rsid="000d0602" style:font-size-asian="12.25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Εργασία σε <text:span text:style-name="T1">Word</text:span></text:p>
      <text:p text:style-name="P7"/>
      <text:p text:style-name="P20"/>
      <text:p text:style-name="P20"/>
      <text:p text:style-name="P8"><text:span text:style-name="T7">Ονοματεπώνυμο :</text:span><text:span text:style-name="T4"> </text:span><text:span text:style-name="T5">Ελευθερία Χατζηπανάγου</text:span></text:p>
      <text:p text:style-name="P20"/>
      <text:p text:style-name="P20"/>
      <text:p text:style-name="P20"/>
      <text:p text:style-name="P20"/>
      <text:p text:style-name="P20">ΑΜ:<text:span text:style-name="T8"> </text:span><text:span text:style-name="T10">5052201900165</text:span></text:p>
      <text:p text:style-name="P20"/>
      <text:p text:style-name="P20"/>
      <text:p text:style-name="P20"/>
      <text:p text:style-name="P20"/>
      <text:p text:style-name="P9"><text:span text:style-name="T6">Εξάμηνο :</text:span> <text:span text:style-name="T2">4ο</text:span></text:p>
      <text:p text:style-name="P20"/>
      <text:p text:style-name="P20"/>
      <text:p text:style-name="P20"/>
      <text:p text:style-name="P20"/>
      <text:p text:style-name="P9"><text:span text:style-name="T6">Μάθημα :</text:span> <text:span text:style-name="T2">Ρεύματα Ευρωπαϊκής Λογοτεχνίας</text:span></text:p>
      <text:p text:style-name="P20"/>
      <text:p text:style-name="P20"/>
      <text:p text:style-name="P20"/>
      <text:p text:style-name="P20"/>
      <text:p text:style-name="P9"><text:span text:style-name="T6">Καθηγήτρια :</text:span> <text:span text:style-name="T2">κ. Σπυροπούλου</text:span></text:p>
      <text:p text:style-name="P20"/>
      <text:p text:style-name="P20"/>
      <text:p text:style-name="P20"/>
      <text:p text:style-name="P20"/>
      <text:p text:style-name="P9"><text:span text:style-name="T6">Θέμα :</text:span> <text:span text:style-name="T2">Φουτουρισμός</text:span></text:p>
      <text:p text:style-name="P20"/>
      <text:p text:style-name="P20"/>
      <text:p text:style-name="P20"/>
      <text:p text:style-name="P20"/>
      <text:p text:style-name="P9"><text:span text:style-name="T6">Ποιητής :</text:span> <text:span text:style-name="T2">Μαρινέτη</text:span></text:p>
      <text:p text:style-name="P11"/>
      <text:p text:style-name="P11"/>
      <text:p text:style-name="P11"/>
      <text:p text:style-name="P11"/>
      <text:p text:style-name="P11"/>
      <text:p text:style-name="P1"><text:soft-page-break/></text:p>
      <text:p text:style-name="P2">ΟΜΑΔΙΚΉ ΕΡΓΑΣΊΑ</text:p>
      <text:p text:style-name="P11"/>
      <text:p text:style-name="P11"/>
      <text:p text:style-name="P10">Μέλη :<text:span text:style-name="T2"> Έλενα Δήμου, Ελευθερία Χατζηπανάγου, Σταυρούλα Ελένη Ζαρκάδα</text:span></text:p>
      <text:p text:style-name="P12"/>
      <text:p text:style-name="P10">Το κομμάτι μου : <text:span text:style-name="T3">Ο Μαρινέτη και τα Ποίματα του</text:span></text:p>
      <text:p text:style-name="P13"/>
      <text:p text:style-name="P13"/>
      <text:p text:style-name="P21"/>
      <text:p text:style-name="P22">Στον Πήγασό μου</text:p>
      <text:p text:style-name="P23">Μετάφραση: Μαρία Στεφανοπούλου</text:p>
      <text:p text:style-name="P13"/>
      <text:p text:style-name="P13">Ορμητικέ θεέ, μιας ατσάλινης φυλής,</text:p>
      <text:p text:style-name="P13">μεθυσμένο αυτοκίνητο του διαστήματος</text:p>
      <text:p text:style-name="P13">που ποδοκροτείς και τρέμεις από αγωνία</text:p>
      <text:p text:style-name="P13">ροκανίζοντας το χαλινάρι με τα δόντια να τρίζουν...</text:p>
      <text:p text:style-name="P13">Φοβερό γιαπωνέζικο θεριό,</text:p>
      <text:p text:style-name="P13">με μάτια σιδηρουργείου,</text:p>
      <text:p text:style-name="P13">θρεμμένο με φλόγα και λάδια ανθρακικά</text:p>
      <text:p text:style-name="P13">που δεν χορταίνεις τους ορίζοντες, τις αστρικές λεηλασίες...</text:p>
      <text:p text:style-name="P13">Ελευθερώνω την καρδιά σου που βροντά διαβολικά</text:p>
      <text:p text:style-name="P13">ελευθερώνω τις γιγάντιες σαμπρέλες σου,</text:p>
      <text:p text:style-name="P13">για το χορό που εσύ ξέρεις να χορεύεις</text:p>
      <text:p text:style-name="P13">διασχίζοντας τους λευκούς δρόμους όλου του κόσμου!...</text:p>
      <text:p text:style-name="P13">Χαλαρώνω επιτέλους</text:p>
      <text:p text:style-name="P13">τα μεταλλικά σου ηνία,</text:p>
      <text:p text:style-name="P13">κι εσύ ορμάς με ηδονή</text:p>
      <text:p text:style-name="P13">μέσα στο Άπειρο, τον ελευθερωτή!</text:p>
      <text:p text:style-name="P13">Στο ουρλιαχτό της δυνατής φωνής σου</text:p>
      <text:p text:style-name="P13">ο ήλιος σ’ ακολουθεί στη δύση του</text:p>
      <text:p text:style-name="P13">επιταχύνοντας στον ορίζοντα,</text:p>
      <text:p text:style-name="P13">το αιμόφυρτο καρδιοχτύπι του...</text:p>
      <text:p text:style-name="P13"/>
      <text:p text:style-name="P13">Κοίταξε, πώς καλπάζει, πέρα, στα βάθη των δασών!...</text:p>
      <text:p text:style-name="P13">Τι σημασία έχει, όμορφέ μου δαίμονα;</text:p>
      <text:p text:style-name="P13">Εγώ είμαι στην εξουσία σου!... Πάρε με!... Πάρε με!...</text:p>
      <text:p text:style-name="P13">Πάνω στην εκκωφαντική γη, κι ας δονείται σύγκορμη</text:p>
      <text:p text:style-name="P13">από πολυφωνικούς ήχους·</text:p>
      <text:p text:style-name="P13">κάτω απ’ τον τυφλωμένο ουρανό, κι ας είν’ γεμάτος άστρα,</text:p>
      <text:p text:style-name="P13">πηγαίνω, ερεθίζοντας τον πόθο και τον πυρετό μου,</text:p>
      <text:p text:style-name="P13">μαστιγώνοντάς τους με δυνατά σπαθίσματα.</text:p>
      <text:p text:style-name="P13">Και κάπου κάπου σηκώνω το κεφάλι</text:p>
      <text:p text:style-name="P13"><text:soft-page-break/>και νιώθω στο λαιμό</text:p>
      <text:p text:style-name="P13">μαλακά να με σφίγγουν τα χέρια</text:p>
      <text:p text:style-name="P13">χέρια έξαλλα στον άνεμο, δροσερά και βελούδινα...</text:p>
      <text:p text:style-name="P13">Είναι τα χέρια τα δικά σου, μαγευτικά και μακρινά</text:p>
      <text:p text:style-name="P13">που με τραβούν, κι ο άνεμος</text:p>
      <text:p text:style-name="P13">είναι η πνοή σου, της αβύσσου η πνοή,</text:p>
      <text:p text:style-name="P13">ω Άπειρο δίχως βυθό, που με χαρά μ’ απορροφάς!...</text:p>
      <text:p text:style-name="P13">Α! Α! βλέπω ξάφνου ανεμόμυλους</text:p>
      <text:p text:style-name="P13">μαύρους, βραδυκίνητους,</text:p>
      <text:p text:style-name="P13">που μοιάζουν να τρέχουν στα πάνινα σπονδυλωτά φτερά τους</text:p>
      <text:p text:style-name="P13">σαν σε μακριά πόδια…</text:p>
      <text:p text:style-name="P13"/>
      <text:p text:style-name="P13">Τα βουνά ετοιμάζονται να πετάξουν</text:p>
      <text:p text:style-name="P13">στη φυγή μου μανδύες αργοσάλευτης δροσιάς,</text:p>
      <text:p text:style-name="P13">εκεί, σ’ εκείνη την αποτρόπαια στροφή...</text:p>
      <text:p text:style-name="P13">Βουνά! Τερατώδη αγέλη από Μαμούθ</text:p>
      <text:p text:style-name="P13">βαριά καλπάζετε, σκύβοντας</text:p>
      <text:p text:style-name="P13">τις πελώριες κορυφές σας,</text:p>
      <text:p text:style-name="P13">προσπερνάτε, τυλιγμένα</text:p>
      <text:p text:style-name="P13"/>
      <text:p text:style-name="P13">στο γκρίζο κουβάρι της ομίχλης!</text:p>
      <text:p text:style-name="P13">Κι ακούω ν’ αντηχεί ακαθόριστος ο θόρυβος</text:p>
      <text:p text:style-name="P13">που αποτυπώνουν στους δρόμους</text:p>
      <text:p text:style-name="P13">οι μυθικές εφτά λεύγες μπότες</text:p>
      <text:p text:style-name="P13">των κολοσσιαίων ποδιών σας...</text:p>
      <text:p text:style-name="P13">Ω βουνά με τους δροσερούς γαλάζιους μανδύες !...</text:p>
      <text:p text:style-name="P13">Ω ποτάμια όμορφα που αναπνέετε</text:p>
      <text:p text:style-name="P13">ευτυχισμένα στο σεληνόφως !</text:p>
      <text:p text:style-name="P13">Ω σκοτεινές πεδιάδες!... Σας προσπερνώ τρέχοντας!...</text:p>
      <text:p text:style-name="P13">Πάνω στο ξέφρενο θεριό μου!</text:p>
      <text:p text:style-name="P13">Αστέρια! αστέρια μου! ακούτε</text:p>
      <text:p text:style-name="P13">τη βιασύνη των βημάτων του;...</text:p>
      <text:p text:style-name="P13">Ακούτε τη φωνή του, που θρυμματίζει η οργή...</text:p>
      <text:p text:style-name="P13">την εκρηκτική φωνή του, που ουρλιάζει, ουρλιάζει...</text:p>
      <text:p text:style-name="P13">και τη βροντή των σιδερένιων πνευμόνων του</text:p>
      <text:p text:style-name="P13">που καταρρέουν ορμητικά</text:p>
      <text:p text:style-name="P13">ατέλειωτα;...</text:p>
      <text:p text:style-name="P13">Δέχομαι την πρόκληση, ω άστρα μου!...</text:p>
      <text:p text:style-name="P13">Πιο γρήγορα!... Ακόμη πιο γρήγορα!...</text:p>
      <text:p text:style-name="P13">Χωρίς σταματημό, μήτε ανάπαυση!...</text:p>
      <text:p text:style-name="P13">Άφησε τα φρένα! Δεν μπορείς;</text:p>
      <text:p text:style-name="P13">Σπάστα, λοιπόν,</text:p>
      <text:p text:style-name="P13">ώστε ο σφυγμός της μηχανής να εκατονταπλασιάσει την ορμή του!</text:p>
      <text:p text:style-name="P13">Ζήτω! Μακριά απ’ αυτή την ακάθαρτη γη!</text:p>
      <text:p text:style-name="P13">Ξεφεύγω, τέλος, κι ευκίνητα πετώ,</text:p>
      <text:p text:style-name="P13"><text:soft-page-break/>πάνω απ’ το μεθυστικό ποτάμι των άστρων</text:p>
      <text:p text:style-name="P13">που πλημμυρίζει το μεγάλο κρεβάτι τ’ ουρανού!</text:p>
      <text:p text:style-name="P13"/>
      <text:p text:style-name="P13"/>
      <text:p text:style-name="P13"/>
      <text:p text:style-name="P3">Ανάλυση :</text:p>
      <text:p text:style-name="P17"/>
      <text:p text:style-name="P17"/>
      <text:p text:style-name="P26">Η αισιοδοξία για τα επιτεύγματα του βιομηχανικού πολιτισμού δεσπόζει.</text:p>
      <text:p text:style-name="P24"><text:s/></text:p>
      <text:p text:style-name="P25"><text:span text:style-name="T8">Ο Μαρινέτ</text:span><text:span text:style-name="T9">η</text:span><text:span text:style-name="T8"> εμφορείται από ενθουσιασμό για το νέο Πήγασο, το αεροπλάνο. Είναι αξιοπρόσεχτη μία ιδιάζουσα σημειολογία, που εμφαίνεται στον τίτλο του ποιήματος: αφενός χρησιμοποιείται ένα μυθικό σύμβολο, ο φτερωτός Πήγασος, που ήδη από την αρχαιότητα τονίζεται η διττή του φύση,καθώς είναι φτερωτό θηλαστικό. Η αμφισημία ως προς την επιλογή του συμβόλου μάλλον δεν είναι τυχαία… Αφετέρου εντυπωσιάζει η οικειοποίηση του σημείου από τον ίδιο τον ποιητή. Η κτητική αντωνυμία («Στον Πήγασό μου») δεν αποτελεί μία εγωκεντρική δήλωση. Αντιθέτως συνδηλώνει μία εμπρόθετη επισήμανση. Ο δημιουργός είναι ανεξάρτητος και δυνητικά εκφράζεται με τη δέουσα αυτοτέλεια.</text:span></text:p>
      <text:p text:style-name="P17"/>
      <text:p text:style-name="P13">Τα εκφραστικά μέσα είναι πολυποίκιλα και τα διαπερνά ένας τόνος ρωμαλέου οπτιμισμού. Έμφαση δίνεται στο μετωνυμικό φορτίο των λέξεων. Καταγράφονται εικόνες και προσωποποιήσεις με βασικό γνώρισμα τη συγκινησιακή ανάταση </text:p>
      <text:p text:style-name="P13">«Φοβερό γιαπωνέζικο θεριό…που δε χορταίνεις τους ορίζοντες, τις αστρικές λεηλασίες…», «κάτω απ’ τον τυφλωμένο ουρανό…ερεθίζοντας τον πόθο και τον πυρετό μου…με δυνατά σπαθίσματα»</text:p>
      <text:p text:style-name="P13"/>
      <text:p text:style-name="P13">Ο ποιητής είναι ταυτόχρονα και ο ενεργός παρατηρητής, ο πρωταγωνιστής των εξελίξεων. Ο ενθουσιασμός του καταλήγει παράφορος. Εμμένει στην ταχύτητα και την ηχηρότητα, τον εξαίσιο θόρυβο, που τόσο εύγλωττα συνάδει με τον τεχνικό πολιτισμό </text:p>
      <text:p text:style-name="P13">«ουρλιαχτό της δυνατής φωνής σου», «η φωνή που θρυμματίζει την οργή…», «βροντή των σιδερένιων πνευμόνων του», «πάνω στην εκκωφαντική γη κι ας δονείται σύγκορμη από πολυφωνικούς ήχους»</text:p>
      <text:p text:style-name="P13"/>
      <text:p text:style-name="P13">Είναι ο κραδασμός της ανατροπής, της ρήξης με το παρελθόν αλλά και της πρωτοπορίας. Πρόκειται για κοινό τόπο στους περισσότερους εκφραστές του μοντερνικού πνεύματος. Η παντοδυναμία της μηχανής μεταφράζει την ευδαιμονία του μέλλοντος. Η θέση του ανθρώπου μοιάζει αναπόδραστη. Δεν έχει περιθώρια επιλογής. Οφείλει να υποταχθεί στον</text:p>
      <text:p text:style-name="P13">«όμορφο δαίμονα»</text:p>
      <text:p text:style-name="P13">, στην τεχνογνωσία και σε ό,τι αυτή θα συνεπάγεται στο άδηλο μέλλον </text:p>
      <text:p text:style-name="P13">«και κάπου κάπου σηκώνω το κεφάλι και νιώθω μαλακά να με σφίγγουν τα χέρια, χέρια έξαλλα στον άνεμο, δροσερά και βελούδινα»</text:p>
      <text:p text:style-name="P13"><text:soft-page-break/></text:p>
      <text:p text:style-name="P15"/>
      <text:p text:style-name="P4"/>
      <text:p text:style-name="P5">Ανάλυση κάθε στίχου : </text:p>
      <text:p text:style-name="P18"/>
      <text:p text:style-name="P19"/>
      <text:p text:style-name="P16">Η αίσθηση της παροντικότητας πηγάζει από την ανατροπή των παραδοσιακών εννοιών του χρόνου και του χώρου έτσι όπως συντελείται στα τέλη του 19ου αιώνα. Ο ευρωπαϊκός κόσμος βιώνει τον χρόνο και τον χώρο μέσα από την καταλυτική δράση της Β βιομηχανικής επανάστασης. Η τεχνολογία ανατρέπει την στατική έννοια του χώρου και ταυτόχρονα, η διαρκής ένταση της ανάπτυξης, επιφέρει τη συμπύκνωση του χρόνου στο τώρα, με ακατάσχετη φορά προς το μέλλον. Τα υποκείμενα βιώνουν το εγώ τους μέσα σε ένα νέο συνειδησιακό πλαίσιο αναφορικά με τον συμπυκνωμένο χώρο και τον χρόνο. Η ταχύτητα και το εσωτερικό της συνεπακόλουθο, η επιτακτικότητα, το βίωμα του επερχόμενου τέλους, είναι ταυτόσημα με την τεχνολογία.</text:p>
      <text:p text:style-name="P16">Η μηχανή, η δύναμη των μετάλλων, είναι το όχημα της ταχύτητας, και ταυτόχρονα συνιστά το ζωντανό στοιχείο μέσα στην ίδια της την λειτουργία. Δεν αποτελεί μεταφορά της βιολογικής λειτουργίας αλλά την ενσωματώνει μέσα στην μηχανική φύση της.</text:p>
      <text:p text:style-name="P16">«Ορμητικέ θεέ μιας ατσάλινης φυλής…(.)…ορμάς με ηδονή μέσα στο Άπειρο, τον ελευθερωτή…(.)…όμορφέ μου δαίμωνα…(.)…Εγώ είμαι στην εξουσία σου!...Πάρε με!...Πάρε με!...», θα αναφωνήσει επιφωνηματικά ο Μαρινέττι στον «Πήγασο». Ο Πήγασος, το φτερωτό άλογο, είναι το αεροπλάνο, που για τον ποιητή αποτελεί την προσωποποίηση του θεού της μηχανής. Είναι ο θεός ενός γένους που το χαρακτηρίζει το σφρίγος του ατσαλιού και που ταυτόχρονα ορμά μέσα στο άπειρο, τον απελευθερωτή της ανθρώπινης συνείδησης. Η απόλυτη παράδοση στον μηχανικό θεό και τις απελευθερωτικές του δυνάμεις εντείνεται με την αναφώνηση σε δεύτερο πρόσωπο, τις ερωταποκρίσεις και την συνακόλουθη χρήση της προστακτικής. Η μηχανή δεν είναι απλά ένα βιολογικό ισοδύναμο του ανθρώπου, αλλά η υπέρβασή του.</text:p>
      <text:p text:style-name="P16">Η ίδια σχέση ανθρώπου και μηχανής διαφαίνεται στην «Ωδή» του Β. Λαρμπώ. Η ωδή, απευθύνεται στον θεό του τρένου με ανάλογη μυσταγωγική επικλητικότητα σε δεύτερο πρόσωπο και με τη χρήση επιφωνημάτων και προστακτικής: «Δώσε μου το μεγάλο σου θόρυβο….ω τρένο πολυτελές!». Αυτή η επίκληση στη θεότητα της μηχανής , που συνιστά ένα ισοδύναμο της χριστιανικής παράκλησης, θα κορυφωθεί στην Τρίτη στροφή, όπου ο ποιητής θα παρομοιάσει τα τρένα με το βιολογικό ον: «…δώστε μου την εύκολην κι ανάλαφρην ανάσα των υψηλών οστεώδικων μηχανών…».</text:p>
      <text:p text:style-name="P16">Τον ίδιο σεβασμό στον ατσάλινο θεό, με το ανάλογο ιερό δέος, εκφράζει ο Μαγιακόφκι στην γέφυρα του Μπρούκλιν. Με μια θρησκευτική μεταφορά θα αναφωνήσει: «Όπως ένας αλλοπαρμένος πιστός μπαίνει σε μια εκκλησιά,…ταπεινά πατώ τη γέφυρα του Μπρούκλιν….» και στην κατακλείδα θα προσθέσει σε δεύτερο πρόσωπο : «Γέφυρα του Μπρούκλιν- ναι…Είσαι κάτι το σπουδαίο!» Αυτή η <text:soft-page-break/>περίπλοκη σχέση ανθρώπου και μηχανής προϋποθέτει την ενδοβολή του δυναμισμού της όσο και την προβολή σ’ αυτήν γνωρισμάτων της ανθρώπινης συνείδησης. Γίνεται ο φορέας και το σύμβολο του πρωτεϊκού θεού που θα απελευθερώσει τον άνθρωπο από τα δεσμά της ύλης και του καταναγκασμού στην αμεσότητα του παρόντος και του μέλλοντος.</text:p>
      <text:p text:style-name="P16">Ταυτόχρονα έχει αποφορτιστεί από κάθε ιδεολογικό περιεχόμενο. Η μηχανή δεν είναι παράγωγο του καπιταλισμού, αλλά διανοουμένων και εργατών που με το μόχθο τους δίνουν υπόσταση στο μέλλον. Αλλά το κυρίαρχο στοιχείο το οποίο επαναπροσδιορίζει η μηχανή, είναι η σχέση του ανθρώπου με τον χώρο και το χρόνο. Ο θρίαμβος της μηχανής είναι η έλευση του απελευθερωτή θεού από τους περιορισμούς του χώρου. Ο καταναγκασμός του χώρου πάνω στη βιολογική φύση του ανθρώπου, στο σώμα του, καταργείται και ξαφνικά η γη όπως και τα αντικείμενά της, φαντάζει ασήμαντη, ελάχιστη και περιοριστική για το ανθρώπινο πνεύμα. Τα αεροπλάνο, το τρένο, η γέφυρα, το ατμόπλοιο, γίνονται το νέο σώμα του ανθρώπου, ο φορέας της συνείδησης που διασπά την ενότητα και την στατικότητα του χώρου με την επιτάχυνση της χρονικής διάστασης. Η ταχύτητα εισβάλλει στην ανθρώπινη συνείδηση επαναπροσδιορίζοντας την χρονικότητα και επιτείνωντας τις ψυχοδιανοητικές λειτουργίες. Η ρήξη με το παρελθόν, η επιτακτικότητα του τώρα και η ανάγκη φυγής στο μέλλον ως λύτρωση και εξιλέωση, επιβάλλουν την εξέγερση έναντι όλων ακόμη και προς το ίδιο το κατακερματισμένο εγώ.</text:p>
      <text:p text:style-name="P16">Ο Λαρμπώ θα τονίσει αυτή τη ρήξη με τον χώρο και το παρελθόν, με την ταχύτητα και τη στατικότητα: « Δώσε μου το μεγάλο σου θόρυβο…ενώ πίσω απ’ τις θύρες τις σκαλιστές με τις βαριές χάλκινες κλειδαριές κοιμούνται οι εκατομμυριούχοι….(.)…τούτοι οι θόρυβοι και τούτη η κίνηση…ιστορούν για μένα, για την ζωή μου την ανέκφραστη…».</text:p>
      <text:p text:style-name="P16">Ο Μαγιακόφσκι αισθάνεται: «Όπως ένας κατακτητής πολιορκεί ασφυκτικά μια πόλη συντριμμένη…μεθυσμένος από τη φαντασμαγορία, ξέχειλος από ζωή στη γέφυρα του Μπρούκλιν».</text:p>
      <text:p text:style-name="P16">Ο Μαρινέττι με τα συνεχή επιφωνήματα: «…Ω βουνά…(.)…Ω ποτάμια…(.)…Ω σκοτεινές πεδιάδες…Σας προσπερνώ τρέχοντας!...Πάνω στο ξέφρενο θεριό μου!...», επισημαίνει την σμίκρυνση του χώρου και την ταχύτητα της συνείδησης που οδεύει προς την αναζήτηση του απολύτου: «…κι ο άνεμος είναι η πνοή σου, της αβύσσου η πνοή, ω Άπειρο δίχως βυθό, που με χαρά μ’ απορροφάς!...». Η ξέφρενη χρήση επιθετικών προσδιορισμών, ρημάτων και παρομοιώσεων επιτείνουν την αίσθηση υπέρβασης του χρόνου και του χώρου με μια διαρκή κλιμάκωση της ορμής: «Ορμητικέ… μεθυσμένο… αιμόφυρτο… ξέφρενο… Κοίταξε… Πάρε με… τρέχω… προσπερνώ.. Ξεφεύγω… πετώ…».</text:p>
      <text:p text:style-name="P16">Όλα αυτά τα στοιχεία εκφράζουν το πνεύμα της πρωτοπορίας, τη νέα σχέση με την μνήμη, το χρόνο, την συνείδηση και τον χώρο, και ταυτόχρονα την αντιφατικότητα στην σχέση του ανθρώπου, με την τεχνολογία και τη φύση. Η ρήξη της πρωτοπορίας με τον υλισμό και την κυρίαρχη αστική ,κοινωνική και ηθική τάξη, επιβάλλει την προγραμματική σχεδόν αποδόμηση του αστικού κόσμου και την αναδόμησή του. Ο κόσμος συμπεριλαμβάνει το κοινωνικό, το ιδεολογικό, και το φυσικό πεδίο, δεδομένου ότι τα πάντα είναι φορτισμένα από την κυρίαρχη ιδεολογία. Η εξύμνηση της τεχνολογίας και ειδικότερα της μηχανής συνιστά την αντίδραση στον αστικό <text:soft-page-break/>συναισθηματισμό και στην υποκατάσταση των αστικών μορφών τέχνης, από μια νέα μορφή, που εξυμνεί το πρακτικό, τεχνητό και χρήσιμο, όσο και το πνευματικό. Η κλασικιστική αρχή της μίμησης της φύσης, υποκαθίσταται από την αρχή της μίμησης του πνεύματος, δεδομένου ότι η τεχνολογία δεν αποτελεί φυσική μίμηση αλλά υπέρβαση της φύσης. (Κονδύλης Π. , Η Κρίση του Αστικού Πολιτισμού,). Το μηχανικό στοιχείο γίνεται πια η εκδήλωση της πρωτεϊκής και γεωμετρικής αρρενωπότητας του πνεύματος που αντιβαίνει στην αστική φυσική και ηθική.</text:p>
      <text:p text:style-name="P16">Ταυτόχρονα η τεχνολογία, στα πλαίσια της δεύτερης βιομηχανικής επανάστασης και με την ανάπτυξη των απρόσωπων μετοχικών εταιριών, είχε αποδεσμευτεί από το ιδεολογικό πλαίσιο της αρχικής αστικής ηθικής αντίληψης που υπήρξε μοχλός για την παραγωγή της. Αυτή ακριβώς η άρνηση του φυσικού και η υποκατάστασή του με την τεχνολογία, υπονομεύει και θέτει σε αμφισβήτηση την ίδια την υπόσταση της ανθρώπινης οντότητας., στη σχέση της τόσο με τη φύση όσο και με την τεχνική. Αυτήν την αβεβαιότητα και την υπονομευτική διεργασία της τεχνολογίας επισημαίνει ο Λαρμπώ στο τέλος της «Ωδής» του: « …Α! τούτοι οι θόρυβοι και τούτη η κίνηση πρέπει να μπούνε στα τραγούδια μου και να ιστορούν για μένα, για την ζωή μου την ανέκφραστη, την παιδική μου ζωή που πια δε θέλει τίποτα να ξέρει, μόνο σ’ αβέβαια πράγματα παντοτινά να ελπίζει.», αφού έχει προηγηθεί η λυρική όσο και νοσταλγική περιγραφή της φύσης : «κυλούσαμε μέσ’ σε λειμώνες,…(.)…Κι εσείς αιώνιοι πάγοι που είδα ανάμεσά σας να διαβαίνει η Σιβηρία….κι η θάλασσα του Μαρμαρά κάτω από μια χλιαρή βροχή.».</text:p>
      <text:p text:style-name="P16">Με ανάλογο τρόπο ο Μαγιακόφσκι θα εκφράσει τη προβληματική σχέση τεχνολογίας-φύσης-ανθρώπου, με την αντιφατικότητα των παρομοιώσεων, που ενώ υμνούν την «Γέφυρα του Μπρούκλιν», ξεχειλίζουν από λυρισμό για τη φύση: «από αυτά εδώ τα ουράνια σπαρμένα μ’ αστέρια...(.)…θάλασσες, λιβάδια κι ερήμους….», χωρίς βέβαια να παραλείπει να εκφράσει την αβεβαιότητα για το τεχνολογικό μέλλον: «Αν συμβεί το τέλος του κόσμου-και το χάος διαλύσει τον πλανήτη μας σε κομματάκια…».</text:p>
      <text:p text:style-name="P16">Εξίσου δραματικά ο Μαρινέττι, «Στον Πήγασό μου», εκφράζει την αμφιβολία για το αν είναι δυνατή μια υποκατάσταση της φύσης από την τεχνολογία και αν είναι εφικτό ένα ανθρώπινο μέλλον βασισμένο στην ταχύτητα και την απομάκρυνση από τη φύση: «Τι σημασία έχει, όμορφέ μου δαίμωνα; Εγώ είμαι στην εξουσία σου!...Πάνω στην εκκωφαντική γη, κι ας δονείται σύγκορμη από πολυφωνικούς ήχους….πηγαίνω, ερεθίζοντας τον πόθο και τον πυρετό μου…».</text:p>
      <text:p text:style-name="P16">Η αντιφατικότητα στη πολύπλοκη σχέση ανθρώπου-μηχανής και φύσης γίνεται περισσότερο φανερή στο συνεχή δευτεροπρόσωπη χρήση του λόγου του, όχι μόνο προς τη μηχανή, που πρόθεσή του είναι να υμνήσει, αλλά και στην ίδια τη φύση: «Ω βουνά…Ω ποτάμια...Ω σκοτεινές πεδιάδες…(.)…Αστέρια! Αστέρια μου!...». Το φουτουριστικό πρόγραμμα ανεξάρτητα από την πρόθεσή του να υποκαταστήσει τη φύση με την τεχνολογία και να συνδέσει το ανθρώπινο ον με το ατσάλινο πνεύμα που είναι ικανό να οδηγήσει στην υπέρβαση, αφενός ασυνείδητα είναι αναγκασμένο να αποδεχθεί τη φύση κι αφετέρου υπονομεύεται από την διαίσθηση ότι η υπέρβαση που οραματίζεται ίσως να μην είναι τίποτε άλλο από μια καταστροφή. Ο Μαρινέττι, με μια φρενήρη χρήση των λέξεων που κλιμακώνουν την ταχύτητα και τον ψυχολογικό χρόνο: «Πιο γρήγορα!...Ακόμη πιο γρήγορα!...Χωρίς σταματημό, μήτε <text:soft-page-break/>ανάπαυση!...Αφήστε τα φρένα! Δεν μπορείς;…Σπάστα λοιπόν…» , αποκαλύπτει ίσως την ουσιώδη βάση της εξέγερσης της πρωτοπορίας: «…Ζήτω! Μακριά απ’ την ακάθαρτη γη! Ξεφεύγω, τέλος,…», που εμπεριέχει έναν μανιχαϊστικό δυϊσμό ανάμεσα στο πνεύμα και τη φύση, ένας δυϊσμός που στον φουτουρισμό επιχειρείται να ξεπεραστεί με την υποκατάσταση της ακάθαρτης φύσης από την τεχνολογία, καθιστώντας προβληματική τη σχέση του ανθρώπου και με τις δύο.</text:p>
      <text:p text:style-name="P16"/>
      <text:p text:style-name="P16"/>
      <text:p text:style-name="P15"/>
      <text:p text:style-name="P15"/>
      <text:p text:style-name="P15"/>
      <text:p text:style-name="P4">Πηγές :</text:p>
      <text:p text:style-name="P15"/>
      <text:p text:style-name="P27"/>
      <text:p text:style-name="P14"/>
      <text:p text:style-name="P14"><text:s/>ΜΟΝΤΕΡΝΙΣΜΟΣ ΚΑΙ ΠΡΩΤΟΠΟΡΕΙΕΣ</text:p>
      <text:p text:style-name="P14">ΣΤΟΝ ΠΗΓΑΣΟ ΜΟΥ (ΙΤΑΛΙΚΟΣ ΦΟΥΤΟΥΡΙΣΜΟΣ)</text:p>
      <text:p text:style-name="P14"/>
      <text:p text:style-name="P14"><text:a xlink:type="simple" xlink:href="https://www.greek-language.gr/digitalResources/ancient_greek/anthology/mythology/browse.html?text_id=969" text:style-name="Internet_20_link" text:visited-style-name="Visited_20_Internet_20_Link">https://www.greek-language.gr/digitalResources/ancient_greek/anthology/mythology/browse.html?text_id=969</text:a></text:p>
      <text:p text:style-name="P14"/>
      <text:p text:style-name="P14"><text:a xlink:type="simple" xlink:href="https://www.academia.edu/29481415/Αριστοτέλης_Παπαγεωργίου_Μοντερνικά_ρεύματα_στην_ευρωπαϊκή_λογοτεχνία_Με_αφορμή_τρία_ποιήματα_Μαριν" text:style-name="Internet_20_link" text:visited-style-name="Visited_20_Internet_20_Link">https://www.academia.edu/29481415/%CE%91%CF%81%CE%B9%CF%83%CF%84%CE%BF%CF%84%CE%AD%CE%BB%CE%B7%CF%82_%CE%A0%CE%B1%CF%80%CE%B1%CE%B3%CE%B5%CF%89%CF%81%CE%B3%CE%AF%CE%BF%CF%85_%CE%9C%CE%BF%CE%BD%CF%84%CE%B5%CF%81%CE%BD%CE%B9%CE%BA%CE%AC_%CF%81%CE%B5%CF%8D%CE%BC%CE%B1%CF%84%CE%B1_%CF%83%CF%84%CE%B7%CE%BD_%CE%B5%CF%85%CF%81%CF%89%CF%80%CE%B1%CF%8A%CE%BA%CE%AE_%CE%BB%CE%BF%CE%B3%CE%BF%CF%84%CE%B5%CF%87%CE%BD%CE%AF%CE%B1_%CE%9C%CE%B5_%CE%B1%CF%86%CE%BF%CF%81%CE%BC%CE%AE_%CF%84%CF%81%CE%AF%CE%B1_%CF%80%CE%BF%CE%B9%CE%AE%CE%BC%CE%B1%CF%84%CE%B1_%CE%9C%CE%B1%CF%81%CE%B9%CE%BD</text:a></text:p>
      <text:p text:style-name="P14"/>
      <text:p text:style-name="P14"><text:a xlink:type="simple" xlink:href="http://uploads.worldlibrary.net/uploads/pdf/20151228080937futurismo_2015.pdf" text:style-name="Internet_20_link" text:visited-style-name="Visited_20_Internet_20_Link">http://uploads.worldlibrary.net/uploads/pdf/20151228080937futurismo_2015.pdf</text:a></text:p>
      <text:p text:style-name="P14"/>
      <text:p text:style-name="P14"><text:a xlink:type="simple" xlink:href="http://logostehnis.blogspot.com/2011/07/blog-post_4078.html" text:style-name="Internet_20_link" text:visited-style-name="Visited_20_Internet_20_Link">http://logostehnis.blogspot.com/2011/07/blog-post_4078.html</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f0" svg:font-family="ff0, Georgia1,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3T23:04:08.776000000</meta:creation-date>
    <dc:date>2021-04-30T15:49:17.120000000</dc:date>
    <meta:editing-duration>PT50M1S</meta:editing-duration>
    <meta:editing-cycles>9</meta:editing-cycles>
    <meta:generator>LibreOffice/7.1.2.2$Windows_X86_64 LibreOffice_project/8a45595d069ef5570103caea1b71cc9d82b2aae4</meta:generator>
    <meta:document-statistic meta:table-count="0" meta:image-count="0" meta:object-count="0" meta:page-count="8" meta:paragraph-count="121" meta:word-count="2229" meta:character-count="15493" meta:non-whitespace-character-count="13377"/>
  </office:meta>
</office:document-meta>
</file>